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Whitney" svg:font-family="Whitney, 'Helvetica Neue', Helvetica, Arial, sans-serif"/>
    <style:font-face style:name="serif" svg:font-family="serif"/>
    <style:font-face style:name="Serif" svg:font-family="Serif" style:font-family-generic="roman"/>
    <style:font-face style:name="serif1" svg:font-family="serif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serif" fo:font-size="12pt"/>
    </style:style>
    <style:style style:name="P3" style:family="paragraph" style:parent-style-name="Standard">
      <style:paragraph-properties style:writing-mode="lr-tb"/>
      <style:text-properties style:font-name="serif" fo:font-size="12pt" style:font-size-asian="12pt" style:font-size-complex="12pt"/>
    </style:style>
    <style:style style:name="P4" style:family="paragraph" style:parent-style-name="Standard" style:list-style-name="L1">
      <style:paragraph-properties style:writing-mode="lr-tb"/>
      <style:text-properties style:font-name="serif" fo:font-size="12pt" style:font-size-asian="12pt" style:font-size-complex="12pt"/>
    </style:style>
    <style:style style:name="P5" style:family="paragraph" style:parent-style-name="Standard" style:list-style-name="L2">
      <style:paragraph-properties style:writing-mode="lr-tb"/>
      <style:text-properties style:font-name="serif" fo:font-size="12pt" style:font-size-asian="12pt" style:font-size-complex="12pt"/>
    </style:style>
    <style:style style:name="P6" style:family="paragraph" style:parent-style-name="Standard" style:list-style-name="L2">
      <style:paragraph-properties style:writing-mode="lr-tb"/>
      <style:text-properties style:font-name="serif" fo:font-size="12pt"/>
    </style:style>
    <style:style style:name="P7" style:family="paragraph" style:parent-style-name="Standard" style:list-style-name="L2">
      <style:paragraph-properties style:writing-mode="lr-tb"/>
      <style:text-properties style:font-name="serif" fo:font-size="12pt" fo:font-weight="bold" style:font-weight-asian="bold" style:font-weight-complex="bold"/>
    </style:style>
    <style:style style:name="P8" style:family="paragraph" style:parent-style-name="Standard" style:list-style-name="L2">
      <style:paragraph-properties style:writing-mode="lr-tb"/>
      <style:text-properties style:font-name="serif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2">
      <style:paragraph-properties style:writing-mode="lr-tb"/>
      <style:text-properties style:font-name="serif" fo:font-size="12pt" fo:font-weight="normal" style:font-weight-asian="normal" style:font-weight-complex="normal"/>
    </style:style>
    <style:style style:name="P10" style:family="paragraph" style:parent-style-name="Standard" style:list-style-name="L2">
      <style:paragraph-properties style:writing-mode="lr-tb"/>
      <style:text-properties style:font-name="serif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style:writing-mode="lr-tb"/>
    </style:style>
    <style:style style:name="P12" style:family="paragraph" style:parent-style-name="Standard" style:list-style-name="L2">
      <style:paragraph-properties style:writing-mode="lr-tb"/>
      <style:text-properties style:font-name="serif1" fo:font-size="12pt" style:font-size-asian="12pt" style:font-size-complex="12pt"/>
    </style:style>
    <style:style style:name="P13" style:family="paragraph" style:parent-style-name="Standard" style:list-style-name="L2">
      <style:paragraph-properties style:writing-mode="lr-tb"/>
      <style:text-properties fo:font-size="12pt" style:font-size-asian="12pt" style:font-size-complex="12pt"/>
    </style:style>
    <style:style style:name="P14" style:family="paragraph" style:parent-style-name="Standard" style:list-style-name="L2"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serif" fo:font-size="12pt"/>
    </style:style>
    <style:style style:name="T3" style:family="text">
      <style:text-properties style:font-name="serif" fo:font-size="12pt" style:font-size-asian="12pt" style:font-size-complex="12pt"/>
    </style:style>
    <style:style style:name="T4" style:family="text">
      <style:text-properties style:font-name="serif" fo:font-size="12pt" fo:font-weight="normal" style:font-weight-asian="normal" style:font-weight-complex="normal"/>
    </style:style>
    <style:style style:name="T5" style:family="text">
      <style:text-properties style:font-name="serif" fo:font-size="12pt" fo:font-weight="bold" style:font-weight-asian="bold" style:font-weight-complex="bold"/>
    </style:style>
    <style:style style:name="T6" style:family="text">
      <style:text-properties style:font-name="serif" fo:font-size="15pt"/>
    </style:style>
    <style:style style:name="T7" style:family="text">
      <style:text-properties style:font-name="serif" fo:font-size="11pt" style:font-size-asian="11pt" style:font-size-complex="11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font-size-asian="12pt" style:font-size-complex="12pt"/>
    </style:style>
    <style:style style:name="T10" style:family="text">
      <style:text-properties style:font-name="serif1" fo:font-size="12pt" style:font-size-asian="12pt" style:font-size-complex="12pt"/>
    </style:style>
    <style:style style:name="T11" style:family="text">
      <style:text-properties style:font-name="serif1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serif1" style:font-size-asian="12pt" style:font-size-complex="12pt"/>
    </style:style>
    <style:style style:name="T13" style:family="text">
      <style:text-properties style:font-name="Serif" fo:font-size="12pt" style:font-size-asian="12pt" style:font-size-complex="12pt"/>
    </style:style>
    <style:style style:name="T14" style:family="text">
      <style:text-properties fo:font-size="11pt" style:font-size-asian="11pt" style:font-size-complex="11pt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odore Church </text:p>
      <text:p text:style-name="Standard">G01127117</text:p>
      <text:p text:style-name="P2">Secure Programming and Systems </text:p>
      <text:p text:style-name="P2"/>
      <text:p text:style-name="P2">1.</text:p>
      <text:p text:style-name="P2"><text:tab/>A. No, B is just the shift. Issues arrive with A's interaction with various letters and the modulus. </text:p>
      <text:p text:style-name="P2"><text:tab/>B. A can not be any even number, or 13 since 13 is a multiple of 26. </text:p>
      <text:p text:style-name="P2">C. For any given modulus M, A must be coprime. If A is not coprime then collisions can happen. For example with A = 6, B = 2: 6*1+2 %26 = 8, 6*14+2 %26 = 8. For 26 the factors are 1,2,13 and itself. Any number that shares these factors, other than 1, will have a collision. Thus any even number, and 13 can't be used for a.</text:p>
      <text:p text:style-name="P2"/>
      <text:p text:style-name="P2">2.</text:p>
      <text:p text:style-name="P2"><text:tab/>B is the most frequent, and U is second. </text:p>
      <text:p text:style-name="P2"><text:tab/>B = E,</text:p>
      <text:p text:style-name="P2"><text:tab/>U = T.</text:p>
      <text:p text:style-name="P2"><text:tab/>a*4+b <text:s/>= 1 (mod 26)</text:p>
      <text:p text:style-name="P2"><text:tab/>a*19+b <text:s/>= 20 (mod 26)</text:p>
      <text:p text:style-name="P2"><text:tab/>4 – 19 = -15 mod 26 = 11</text:p>
      <text:p text:style-name="P2"><text:tab/>D = 11. D*n % 26 = 1, n = D^-1, D = 19</text:p>
      <text:p text:style-name="P2"><text:tab/>a = D^-1(1-20)</text:p>
      <text:p text:style-name="P2"><text:tab/>b = D^-1(4*20 - 19*1)</text:p>
      <text:p text:style-name="P2"><text:tab/>a = 19 * (1-20) mod 26 = 19 * -19 % 26 = 3</text:p>
      <text:p text:style-name="P2"><text:tab/>b = 19* (4*20 – 19*1) mod 26 = 19* 61 % 26 = 15</text:p>
      <text:p text:style-name="P2"><text:tab/>A = 3, B = 15, let's check.</text:p>
      <text:p text:style-name="P2"><text:tab/>3*4 + 15 % 26 = 1</text:p>
      <text:p text:style-name="P2"><text:tab/>3*19 + 15 %26 = 20</text:p>
      <text:p text:style-name="P2">3.</text:p>
      <text:p text:style-name="P1"><text:span text:style-name="T2"><text:tab/>a. </text:span><text:span text:style-name="T6">largest</text:span> </text:p>
      <text:p text:style-name="P1"><text:tab/>L A R G E</text:p>
      <text:p text:style-name="P1"><text:tab/>S T B C D</text:p>
      <text:p text:style-name="P1"><text:tab/>F H I/J K M</text:p>
      <text:p text:style-name="P1"><text:tab/>N O P Q U</text:p>
      <text:p text:style-name="P1"><text:tab/>V W X Y Z</text:p>
      <text:p text:style-name="P1"><text:tab/>b. <text:span text:style-name="T6">occurrence</text:span> </text:p>
      <text:p text:style-name="P1"><text:tab/>O C U R E</text:p>
      <text:p text:style-name="P1"><text:tab/>N A B D F</text:p>
      <text:p text:style-name="P1"><text:tab/>G H I/J K L</text:p>
      <text:p text:style-name="P1"><text:tab/>M P Q S T</text:p>
      <text:p text:style-name="P1"><text:tab/>V W X Y Z</text:p>
      <text:p text:style-name="P1">4.</text:p>
      <text:p text:style-name="P1"><text:tab/>a.</text:p>
      <text:p text:style-name="P1"><text:tab/><text:span text:style-name="T3">M F H I/J K </text:span><text:span text:style-name="T1"><text:line-break/><text:tab/></text:span><text:span text:style-name="T3">U N O P Q </text:span><text:span text:style-name="T1"><text:line-break/><text:tab/></text:span><text:span text:style-name="T3">Z V W X Y </text:span><text:span text:style-name="T1"><text:line-break/><text:tab/></text:span><text:span text:style-name="T3">E L A R G </text:span><text:span text:style-name="T1"><text:line-break/><text:tab/></text:span><text:span text:style-name="T3">D S T B C</text:span><text:span text:style-name="T1"> </text:span></text:p>
      <text:p text:style-name="P1"><text:span text:style-name="T1"><text:tab/></text:span><text:span text:style-name="T3">You should be able to encrypt this sentence</text:span> </text:p>
      <text:p text:style-name="P1"><text:soft-page-break/><text:tab/><text:span text:style-name="T8">Yo us ho ul db ea bl et oe nc ry pt th is se nt en ce</text:span></text:p>
      <text:p text:style-name="P1"><text:tab/>WQ ND OW NE SC LR SR AD UA QS GX OB HO FB DL OS LU DG <text:tab/>WQNDOWNESCLRSRADUAQSGXOBHOFBDLOSLUDG</text:p>
      <text:p text:style-name="P1"><text:tab/>b.</text:p>
      <text:p text:style-name="P1"><text:tab/>L A R G E</text:p>
      <text:p text:style-name="P1"><text:tab/>S T B C D</text:p>
      <text:p text:style-name="P1"><text:tab/>F H I/J K M</text:p>
      <text:p text:style-name="P1"><text:tab/>N O P Q U</text:p>
      <text:p text:style-name="P1"><text:tab/>V W X Y Z</text:p>
      <text:p text:style-name="P1"><text:tab/><text:span text:style-name="T8">Yo us ho ul db ea bl et oe nc ry pt th is se nt en ce</text:span></text:p>
      <text:p text:style-name="P1"><text:span text:style-name="T8"><text:tab/>wq nd ow ne sc lr sr ad ua qs gx ob ho fb dl os lu dg</text:span></text:p>
      <text:p text:style-name="P1"><text:span text:style-name="T8"><text:tab/></text:span><text:span text:style-name="T1">WQNDOWNESCLRSRADUAQSGXOBHOFBDLOSLUDG</text:span></text:p>
      <text:p text:style-name="P1"><text:span text:style-name="T1"><text:tab/>c.</text:span></text:p>
      <text:p text:style-name="P1"><text:span text:style-name="T1"><text:tab/>from a: </text:span>WQNDOWNESCLRSRADUAQSGXOBHOFBDLOSLUDG</text:p>
      <text:p text:style-name="P1"><text:tab/>from b: <text:span text:style-name="T1">WQNDOWNESCLRSRADUAQSGXOBHOFBDLOSLUDG</text:span></text:p>
      <text:p text:style-name="P1"><text:span text:style-name="T1"><text:tab/>They're the exact same result when encrypted despite the matrix being different. That's incredibly interesting. This means the words create a collision in the key. </text:span></text:p>
      <text:p text:style-name="P2"><text:tab/></text:p>
      <text:p text:style-name="P3">5.</text:p>
      <text:list xml:id="list4040722070646141386" text:style-name="L1">
        <text:list-header>
          <text:p text:style-name="P4">a.</text:p>
          <text:p text:style-name="P4">s e n d <text:s/>m <text:s/>o <text:s text:c="3"/>r <text:s text:c="2"/>e <text:s text:c="2"/>m <text:s/>o <text:s/>n e <text:s/>y</text:p>
        </text:list-header>
      </text:list>
      <text:p text:style-name="P2"><text:span text:style-name="T9"><text:tab/>9 0 1 7 23 15 21 14 11 11 2 8 9</text:span> </text:p>
      <text:p text:style-name="P2"><text:tab/>b e o k <text:s text:c="2"/>j <text:s/>d <text:s text:c="3"/>m <text:s/>s <text:s text:c="2"/>x <text:s text:c="2"/>z <text:s text:c="2"/>p m h </text:p>
      <text:p text:style-name="P2"><text:tab/>beokjdmsxzpmh</text:p>
      <text:p text:style-name="P2"><text:tab/>b.</text:p>
      <text:p text:style-name="P2"><text:tab/>b e <text:s text:c="3"/>o k <text:s text:c="3"/>j d <text:s/>m s <text:s text:c="2"/>x z <text:s text:c="2"/>p m h</text:p>
      <text:p text:style-name="P2"><text:tab/>c a <text:s text:c="3"/>s <text:s/>h <text:s text:c="2"/>n o <text:s/>t <text:s/>n <text:s text:c="2"/>e e <text:s text:c="2"/>d <text:s/>e <text:s/>d</text:p>
      <text:p text:style-name="P2"><text:s/><text:tab/>1 22 4 23 4 11 7 21 7 5 14 18 22</text:p>
      <text:p text:style-name="P2">6.</text:p>
      <text:list xml:id="list2728368236540046141" text:style-name="L2">
        <text:list-header>
          <text:p text:style-name="P12">a.</text:p>
          <text:p text:style-name="P12">Plaintext: <text:s/>0 1 2 3 4 5 6 7 8 9 A B C D E F</text:p>
          <text:p text:style-name="P12">KEY: 0 1 2 3 4 5 6 7 8 9 A B C D E F </text:p>
          <text:p text:style-name="P12">M: 0000 0001 0010 0011 0100 0101 0110 0111 <text:line-break/>1000 1001 1010 1011 1100 1101 1110 1111 </text:p>
          <text:p text:style-name="P12">L: <text:s text:c="2"/>0000 0001 0010 0011 0100 0101 0110 0111</text:p>
          <text:p text:style-name="P12">R: <text:s text:c="2"/>1000 1001 1010 1011 1100 1101 1110 1111</text:p>
          <text:p text:style-name="P12">Original Key</text:p>
          <text:p text:style-name="P11"><text:span text:style-name="T10">K: <text:s/>00000001 00100011 01000101 01100111 10001001 10101011 11001101 11101111</text:span></text:p>
          <text:p text:style-name="P11"><text:span text:style-name="T13">Permutation Key: </text:span></text:p>
          <text:p text:style-name="P11"><text:span text:style-name="T10">K: <text:s/>1111000 0110011 0010101 0100000 1010101 0110011 0011110 0000000 </text:span></text:p>
          <text:p text:style-name="P11"><text:span text:style-name="T10">Left: <text:s/>1111000 0110011 0010101 0100000</text:span></text:p>
          <text:p text:style-name="P11"><text:span text:style-name="T10">Right: <text:s/>1010101 0110011 0011110 0000000</text:span></text:p>
          <text:p text:style-name="P11"><text:span text:style-name="T10">Left shift each by 1</text:span></text:p>
          <text:p text:style-name="P11"><text:span text:style-name="T10">Left: <text:s text:c="2"/>1110000 1100110 0101010 1000001</text:span></text:p>
          <text:p text:style-name="P11"><text:span text:style-name="T10">Right: 0101010 1100110 0111100 0000001</text:span></text:p>
          <text:p text:style-name="P11"><text:span text:style-name="T10">C1D1:</text:span></text:p>
          <text:p text:style-name="P11"><text:span text:style-name="T10">1110000 1100110 0101010 1000001 0101010 1100110 0111100 0000001</text:span></text:p>
          <text:p text:style-name="P11"><text:span text:style-name="T11">A</text:span><text:span text:style-name="T10">: Key 1: 000010110000001001100111100110110100100110100101</text:span></text:p>
          <text:list>
            <text:list-header>
              <text:p text:style-name="P11"><text:soft-page-break/><text:span text:style-name="T10"><text:s text:c="122"/></text:span></text:p>
            </text:list-header>
          </text:list>
          <text:p text:style-name="P15"><text:span text:style-name="T2">B:</text:span></text:p>
          <text:p text:style-name="P11"><text:span text:style-name="T2">M1: </text:span>11001100 00000000 11001100 11111111 11110000 10101010 11110000 10101010 <text:span text:style-name="T2"><text:s/></text:span></text:p>
          <text:p text:style-name="P6">L0: <text:s text:c="2"/>11001100 00000000 11001100 11111111</text:p>
          <text:p text:style-name="P6">R0: <text:s text:c="2"/>11110000 10101010 11110000 10101010</text:p>
          <text:p text:style-name="P7">C:</text:p>
          <text:p text:style-name="P9">L1: 11110000 10101010 11110000 10101010</text:p>
          <text:p text:style-name="P9">R1: L0 + f(R0,K1)</text:p>
          <text:p text:style-name="P9">E[R0]= <text:s/>011110 100001 010101 010101 011110 100001 010101 010101</text:p>
          <text:p text:style-name="P11"><text:span text:style-name="T5">D:</text:span><text:span text:style-name="T4"> </text:span><text:span text:style-name="T7">A = E[R0] </text:span><text:span text:style-name="T14">⊕ </text:span><text:span text:style-name="T7">K1</text:span><text:span text:style-name="T14"> </text:span></text:p>
          <text:p text:style-name="P11"><text:span text:style-name="T10">000010 110000 001001 100111 100110 110100 100110 100101</text:span></text:p>
          <text:p text:style-name="P9"><text:span text:style-name="T12">011110 100001 010101 010101 011110 100001 010101 010101</text:span></text:p>
          <text:p text:style-name="P9"><text:span text:style-name="T12">A = 011100 010001 011101 110010 111000 010101 110011 110000</text:span></text:p>
          <text:p text:style-name="P7"><text:span text:style-name="T12">E:</text:span></text:p>
          <text:p text:style-name="P9"><text:span text:style-name="T12">011100 010001 011101 110010 111000 010101 110011 110000</text:span></text:p>
          <text:p text:style-name="P9"><text:span text:style-name="T12">S: 0000 1100 1111 0001 0110 1101 0101 0000 </text:span></text:p>
          <text:p text:style-name="P7"><text:span text:style-name="T12">F:</text:span></text:p>
          <text:p text:style-name="P9"><text:span text:style-name="T12">00001100111100010110110101010000</text:span></text:p>
          <text:p text:style-name="P7"><text:span text:style-name="T12">G:</text:span></text:p>
          <text:p text:style-name="P13">P(B) 10010110000111010010000110011100</text:p>
          <text:p text:style-name="P14">H:</text:p>
          <text:p text:style-name="P5">L0: 1100 1100 0000 0000 1100 1100 1111 1111</text:p>
          <text:p text:style-name="P5">PB: 1001 0110 0001 1101 0010 0001 1001 1100</text:p>
          <text:p text:style-name="P5">R1: 0101 1010 0001 1101 1110 1101 0110 0011</text:p>
          <text:p text:style-name="P8">I:</text:p>
          <text:p text:style-name="P10">in binary: 01011010000111011110110101100011</text:p>
          <text:p text:style-name="P10">Hex: 5A1DED63</text:p>
          <text:p text:style-name="P5"/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Whitney" svg:font-family="Whitney, 'Helvetica Neue', Helvetica, Arial, sans-serif"/>
    <style:font-face style:name="serif" svg:font-family="serif"/>
    <style:font-face style:name="Serif" svg:font-family="Serif" style:font-family-generic="roman"/>
    <style:font-face style:name="serif1" svg:font-family="serif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16T13:13:47.52</meta:creation-date>
    <dc:date>2021-09-16T23:08:40.78</dc:date>
    <meta:editing-duration>PT5H21M4S</meta:editing-duration>
    <meta:editing-cycles>7</meta:editing-cycles>
    <meta:generator>OpenOffice/4.1.10$Win32 OpenOffice.org_project/4110m2$Build-9807</meta:generator>
    <meta:document-statistic meta:table-count="0" meta:image-count="0" meta:object-count="0" meta:page-count="3" meta:paragraph-count="111" meta:word-count="785" meta:character-count="3688"/>
  </office:meta>
</office:document-meta>
</file>